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automatic-styles>
    <style:style style:name="P1" style:family="paragraph" style:parent-style-name="Text_20_body">
      <style:paragraph-properties fo:line-height="115%" fo:text-align="center" style:justify-single-word="false"/>
      <style:text-properties style:font-name="Times New Roman" fo:font-size="11pt" officeooo:paragraph-rsid="002516bb" style:font-size-asian="11pt" style:font-size-complex="11pt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officeooo:paragraph-rsid="002516bb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 officeooo:paragraph-rsid="002516bb"/>
    </style:style>
    <style:style style:name="P4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text-indent="1.251cm" style:auto-text-indent="false"/>
      <style:text-properties fo:font-variant="normal" fo:text-transform="none" style:font-name="Times New Roman1" fo:font-size="11pt" fo:font-style="normal" fo:font-weight="normal" officeooo:paragraph-rsid="002516bb"/>
    </style:style>
    <style:style style:name="P6" style:family="paragraph" style:parent-style-name="Text_20_body">
      <style:paragraph-properties fo:margin-left="0cm" fo:margin-right="0cm" fo:text-align="start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 officeooo:paragraph-rsid="002516bb" style:font-size-asian="11pt" style:font-size-complex="11pt"/>
    </style:style>
    <style:style style:name="P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 officeooo:paragraph-rsid="002516bb"/>
    </style:style>
    <style:style style:name="P9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" fo:font-size="11pt" fo:font-style="normal" fo:font-weight="normal" officeooo:paragraph-rsid="002516bb" style:font-size-asian="11pt" style:font-size-complex="11pt"/>
    </style:style>
    <style:style style:name="P10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" fo:font-size="11pt" fo:font-style="normal" fo:font-weight="normal" officeooo:paragraph-rsid="002516bb" style:font-size-asian="11pt" style:font-size-complex="11pt"/>
    </style:style>
    <style:style style:name="P11" style:family="paragraph" style:parent-style-name="Text_20_body">
      <style:paragraph-properties fo:margin-left="0cm" fo:margin-right="0cm" fo:text-align="start" style:justify-single-word="false" fo:text-indent="1.251cm" style:auto-text-indent="false"/>
      <style:text-properties fo:font-variant="normal" fo:text-transform="none" style:font-name="Times New Roman" fo:font-size="11pt" fo:font-style="normal" fo:font-weight="normal" officeooo:paragraph-rsid="002516bb" style:font-size-asian="11pt" style:font-size-complex="11pt"/>
    </style:style>
    <style:style style:name="P12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font-style="normal" fo:font-weight="normal" officeooo:paragraph-rsid="002516bb"/>
    </style:style>
    <style:style style:name="P13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font-style="normal" fo:font-weight="normal"/>
    </style:style>
    <style:style style:name="P14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officeooo:paragraph-rsid="002516bb"/>
    </style:style>
    <style:style style:name="P15" style:family="paragraph" style:parent-style-name="Standard">
      <style:text-properties officeooo:paragraph-rsid="002516bb"/>
    </style:style>
    <style:style style:name="P1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1" fo:font-size="10.5pt" officeooo:rsid="000944f9" officeooo:paragraph-rsid="002516bb"/>
    </style:style>
    <style:style style:name="T1" style:family="text">
      <style:text-properties fo:font-variant="normal" fo:text-transform="none" style:font-name="Times New Roman1" fo:font-size="11pt" fo:font-style="normal" fo:font-weight="normal"/>
    </style:style>
    <style:style style:name="T2" style:family="text">
      <style:text-properties fo:font-variant="normal" fo:text-transform="none" style:font-name="Times New Roman1" fo:font-size="10.5pt" fo:font-style="normal" fo:font-weight="normal"/>
    </style:style>
    <style:style style:name="T3" style:family="text">
      <style:text-properties style:font-name="Times New Roman1" fo:font-size="11pt"/>
    </style:style>
    <style:style style:name="T4" style:family="text">
      <style:text-properties style:font-name="Times New Roman1" fo:font-size="11pt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istos etc.</text:p>
      <text:p text:style-name="P4">Trata-se de PEC em desfavor do apenado acima nominado, em que foi elaborada a guia de execução penal inicial.</text:p>
      <text:p text:style-name="P4">Instado a se manifestar, o Ministério Público opinou pela retificação da GEP, alegando que a secretaria incorreu em erro material ao não distinguir a pena de associação para o tráfico, a qual impõe o percentual de 16%, da pena de tráfico de drogas, de natureza hedionda (evento 16).</text:p>
      <text:p text:style-name="P4">Compulsando os autos, observo que a sentença de evento 1.1 página 38, fixou a pena em 5 anos para o crime de tráfico de drogas, e 3 anos para o crime de associação para o tráfico, estando este último ausente na GEP.</text:p>
      <text:p text:style-name="P13"><text:span text:style-name="T3">Ante o exposto, defiro o pedido do MP para que se retifique a guia de execução penal </text:span><text:span text:style-name="T4">separando os delitos</text:span><text:span text:style-name="T3"> conforme a sentença, fazendo constar para o crime de associação para o tráfico</text:span> <text:span text:style-name="T3">a pena de 3 anos e o percentual de 16%  no cálculo da progressão de regime, e 1/3 para o livramento condicional.</text:span></text:p>
      <text:p text:style-name="P6">P.R.I. Atualize-se a GEP. Ciência ao MP.</text:p>
      <text:p text:style-name="P9"/>
      <text:p text:style-name="P9"/>
      <text:p text:style-name="P9">Vistos etc.</text:p>
      <text:p text:style-name="P10">Trata-se de PEC em desfavor do apenado acima nominado, em que foi elaborada a guia de execução penal inicial.</text:p>
      <text:p text:style-name="P10">Instado a se manifestar, o Ministério Público opinou pela retificação da GEP, alegando que a secretaria incorreu em erro material ao não distinguir a pena de ameaça, a qual impõe fração de 1/6, da pena de estupro de vulnerável, de natureza hedionda (evento 12).</text:p>
      <text:p text:style-name="P10">Compulsando os autos, observo que o acórdão de evento 1.1 página 49 em diante, fixou a pena em 18 anos para o crime de estupro de vulnerável, e 4 meses e 3 dias para o crime de ameaça, estando este último ausente na GEP.</text:p>
      <text:p text:style-name="P9">Ante o exposto, defiro o pedido do MP para que se retifique a guia de execução penal <text:span text:style-name="T5">separando os delitos</text:span> conforme o acórdão, fazendo constar para o crime de ameaça a fração 1/6  no cálculo da progressão de regime, e 1/3 para o livramento condicional.</text:p>
      <text:p text:style-name="P11">P.R.I. Atualize-se a GEP. Ciência ao MP.</text:p>
      <text:p text:style-name="P1"/>
      <text:p text:style-name="P1"/>
      <text:p text:style-name="P1"/>
      <text:p text:style-name="P15"><text:s/></text:p>
      <text:p text:style-name="P2">Vistos etc.</text:p>
      <text:p text:style-name="P8">Voltaram-me os autos em cumprimento a parte final da decisão de evento 67, para decidir acerca das frações utilizadas para o cálculo da progressão de regime.</text:p>
      <text:p text:style-name="P3">Instado a se manifestar, o Ministério Público opinou pela retificação da GEP, alegando que a secretaria incorreu em erro material ao não distinguir a pena de porte ilegal de arma de fogo e de falsificação de documento público, as quais impõem fração de 1/6, da pena de tráfico de drogas, de natureza hedionda, referentes ao processo criminal nº 0102619-12.2019.8.20.0001 (evento 43).</text:p>
      <text:p text:style-name="P3">Compulsando os autos, observo que o acórdão da apelação criminal (evento 1.4) fixou a pena em 6 anos, 10 meses e 25 dias para o crime de tráfico de drogas, 1 ano e 3 meses para o crime de posse ilegal de arma de fogo,  2 anos e 4 meses para o crime de porte ilegal de arma de fogo, e 2 anos e 3 meses para o crime de falsificação de documento público,<text:span text:style-name="T5"> estando estes dois últimos ausente na GEP.</text:span></text:p>
      <text:p text:style-name="P3"><text:soft-page-break/>Registro que a pena de tráfico de drogas referente ao processo criminal nº 0001404-77.2007.8.20.0121 está utilizando a fração de 1/6 em razão do fato ter ocorrido antes de 24.03.2007.</text:p>
      <text:p text:style-name="P12"><text:span text:style-name="T3">Ante o exposto, defiro o pedido da Defesa, determinando a retificação da GEP para fazer constar os delitos conforme o acórdão da apelação criminal (evento 1.4), ou seja, separando as penas dos delitos</text:span> <text:span text:style-name="T3">de porte ilegal de arma de fogo e falsificação de documento público do delito de tráfico de drogas, aplicando</text:span> <text:span text:style-name="T3">a fração 1/6  no cálculo da progressão de regime, e 1/2 para o livramento condicional.</text:span></text:p>
      <text:p text:style-name="P14"><text:span text:style-name="T2">Em suma, deve constar no cálculo da progressão de regime a fração de 3/5 somente para a pena de </text:span><text:span text:style-name="T1">6 anos, 10 meses e 25 dias</text:span><text:span text:style-name="T2">, referente  ao crime de tráfico de drogas do processo criminal nº 0102619-12.2019.8.20.0001</text:span></text:p>
      <text:p text:style-name="P5">P.R.I. Atualize-se a GEP. Ciência ao MP.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Arial Unicode MS" style:font-family-asian="'Arial Unicode MS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0:32:35.532000000</meta:creation-date>
    <dc:date>2023-09-05T10:46:43.800000000</dc:date>
    <meta:editing-duration>PT1H18M27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1" meta:word-count="645" meta:character-count="3626" meta:non-whitespace-character-count="2995"/>
  </office:meta>
</office:document-meta>
</file>